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p text:style-name="First_20_paragraph">GitHub Username: gma96 Team name: gitpub<text:line-break/> Today's date: 10/12/16</text:p>
      <text:h text:style-name="Heading_20_1" text:outline-level="1">What tools have you we worked with so far in this class?</text:h>
      <text:list text:style-name="L2">
        <text:list-item>
          <text:p text:style-name="P2">Github</text:p>
        </text:list-item>
        <text:list-item>
          <text:p text:style-name="P2">Cloud 9</text:p>
        </text:list-item>
        <text:list-item>
          <text:p text:style-name="P2">Markdown</text:p>
        </text:list-item>
        <text:list-item>
          <text:p text:style-name="P2">CSS</text:p>
        </text:list-item>
        <text:list-item>
          <text:p text:style-name="P2">HTML</text:p>
        </text:list-item>
        <text:list-item>
          <text:p text:style-name="P2">Linux commands</text:p>
        </text:list-item>
      </text:list>
      <text:h text:style-name="Heading_20_2" text:outline-level="2">Which have you found most potentially useful?</text:h>
      <text:p text:style-name="First_20_paragraph">Learning how to use <text:span text:style-name="T3">Github</text:span> seems to be the most potentially useful. Learning <text:span text:style-name="T4">markdown,</text:span><text:span text:style-name="T5"> </text:span><text:span text:style-name="T6">css,</text:span><text:span text:style-name="T7"> </text:span><text:span text:style-name="T8">and</text:span><text:span text:style-name="T9"> </text:span><text:span text:style-name="T10">html</text:span> ties into this as well.</text:p>
      <text:h text:style-name="Heading_20_2" text:outline-level="2">Why?</text:h>
      <text:p text:style-name="First_20_paragraph">I thought these tools were the most useful because in the future I might run into jobs that might ask me to create or edit websites and these skills and tools will help me get successfully complete those tasks.</text:p>
      <text:h text:style-name="Heading_20_1" text:outline-level="1">What tools have been the most difficult to learn?</text:h>
      <text:p text:style-name="First_20_paragraph">Learning <text:span text:style-name="T11">linux</text:span><text:span text:style-name="T12"> </text:span><text:span text:style-name="T13">commands</text:span> has been the most difficult to learn.</text:p>
      <text:h text:style-name="Heading_20_2" text:outline-level="2">Why have they been particularly difficult to learn and use?</text:h>
      <text:p text:style-name="First_20_paragraph">It's difficult because there are so many different commmands and its hard to remember which ones do what. In addition to the many commands, there are also flags that makes it even more complicated.</text:p>
      <text:h text:style-name="Heading_20_1" text:outline-level="1">What tools would you like to learn more about?</text:h>
      <text:p text:style-name="First_20_paragraph">I'd like to work a little more with web design and customization because there are many different possibilities that we haven't worked with yet</text:p>
      <text:p text:style-name="Text_20_body"><text:span text:style-name="T14">When</text:span><text:span text:style-name="T15"> </text:span><text:span text:style-name="T16">you</text:span><text:span text:style-name="T17"> </text:span><text:span text:style-name="T18">are</text:span><text:span text:style-name="T19"> </text:span><text:span text:style-name="T20">finished</text:span><text:span text:style-name="T21"> </text:span><text:span text:style-name="T22">with</text:span><text:span text:style-name="T23"> </text:span><text:span text:style-name="T24">the</text:span><text:span text:style-name="T25"> </text:span><text:span text:style-name="T26">questions</text:span><text:span text:style-name="T27"> </text:span><text:span text:style-name="T28">in</text:span><text:span text:style-name="T29"> </text:span><text:span text:style-name="T30">file:</text:span></text:p>
      <text:list text:style-name="L3">
        <text:list-item>
          <text:p text:style-name="P3">I want you to change the name of the file to your GitHub username.</text:p>
        </text:list-item>
        <text:list-item>
          <text:p text:style-name="P3">You will then work as a group to convert the file to HTML, DOCX, and ODT formats, per the instructions in class.</text:p>
        </text:list-item>
        <text:list-item>
          <text:p text:style-name="P3">Then I want you to add, commit, and push your changes.</text:p>
        </text:list-item>
        <text:list-item>
          <text:p text:style-name="P3">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